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3.3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cc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color="#000000"/>
    </style:style>
    <style:style style:name="ce28" style:family="table-cell" style:parent-style-name="Default">
      <style:text-properties fo:color="#33cc66"/>
    </style:style>
    <style:style style:name="ce12" style:family="table-cell" style:parent-style-name="Default">
      <style:text-properties fo:color="#800080"/>
    </style:style>
    <style:style style:name="ce30" style:family="table-cell" style:parent-style-name="Default">
      <style:text-properties fo:color="#008000"/>
    </style:style>
    <style:style style:name="ce13" style:family="table-cell" style:parent-style-name="Default">
      <style:text-properties fo:color="#ff950e"/>
    </style:style>
    <style:style style:name="ce32" style:family="table-cell" style:parent-style-name="Default">
      <style:text-properties fo:color="#cccc00"/>
    </style:style>
    <style:style style:name="ce15" style:family="table-cell" style:parent-style-name="Default">
      <style:text-properties fo:color="#ff00ff"/>
    </style:style>
    <style:style style:name="ce34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9"/>
        <table:table-column table:style-name="co5" table:number-columns-repeated="16380" table:default-cell-style-name="ce19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Description</text:p>
          </table:table-cell>
          <table:table-cell table:style-name="ce34"/>
          <table:table-cell table:style-name="Default"/>
          <table:table-cell table:style-name="ce34"/>
          <table:table-cell table:style-name="ce34" office:value-type="string" calcext:value-type="string">
            <text:p>top-left to bottom-left</text:p>
          </table:table-cell>
          <table:table-cell table:style-name="ce34"/>
          <table:table-cell/>
          <table:table-cell table:style-name="ce34" table:number-columns-repeated="1637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iiiiiioopppoooooo</text:p>
          </table:table-cell>
          <table:table-cell table:number-columns-repeated="1637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COL7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/>
          <table:table-cell office:value-type="string" calcext:value-type="string">
            <text:p>iiiiiiiniiiiiiii</text:p>
          </table:table-cell>
          <table:table-cell/>
          <table:table-cell office:value-type="string" calcext:value-type="string">
            <text:p>oooooooiiiiiiiii</text:p>
          </table:table-cell>
          <table:table-cell table:number-columns-repeated="1637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PRI0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priority</text:p>
          </table:table-cell>
          <table:table-cell/>
          <table:table-cell table:style-name="Default"/>
          <table:table-cell/>
          <table:table-cell office:value-type="string" calcext:value-type="string">
            <text:p>iiiiiiiippiiiiiii</text:p>
          </table:table-cell>
          <table:table-cell table:number-columns-repeated="1637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PRI1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priority</text:p>
          </table:table-cell>
          <table:table-cell/>
          <table:table-cell table:style-name="Default"/>
          <table:table-cell/>
          <table:table-cell office:value-type="string" calcext:value-type="string">
            <text:p>iiiiiiiniiiiiiii</text:p>
          </table:table-cell>
          <table:table-cell table:number-columns-repeated="16376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PRI2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priority</text:p>
          </table:table-cell>
          <table:table-cell table:number-columns-repeated="16380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NM0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 table:number-columns-repeated="16380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NM1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 table:number-columns-repeated="16380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NM2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 table:number-columns-repeated="163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Object layer inputs latch</text:p>
          </table:table-cell>
          <table:table-cell table:number-columns-repeated="16380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OCOL0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OCOL1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OCOL2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OCOL3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OCOL4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0" office:value-type="string" calcext:value-type="string">
            <text:p>OCOL5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OCOL6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0" office:value-type="string" calcext:value-type="string">
            <text:p>OCOL7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0" office:value-type="string" calcext:value-type="string">
            <text:p>OCOL8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iiiiiioopppoooooo</text:p>
          </table:table-cell>
          <table:table-cell table:number-columns-repeated="1637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OCOL9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OCOL10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color</text:p>
          </table:table-cell>
          <table:table-cell table:number-columns-repeated="16380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OPRIO0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priority</text:p>
          </table:table-cell>
          <table:table-cell table:number-columns-repeated="16380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OPRIO1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priority</text:p>
          </table:table-cell>
          <table:table-cell table:number-columns-repeated="16380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20" office:value-type="string" calcext:value-type="string">
            <text:p>OPRIO2</text:p>
          </table:table-cell>
          <table:table-cell table:style-name="ce20" office:value-type="string" calcext:value-type="string">
            <text:p>IN</text:p>
          </table:table-cell>
          <table:table-cell table:style-name="ce30" office:value-type="string" calcext:value-type="string">
            <text:p>Object layer priority</text:p>
          </table:table-cell>
          <table:table-cell table:number-columns-repeated="1638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B0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B1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AB10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B2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B3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B11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AB4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AB9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B5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/>
          <table:table-cell office:value-type="string" calcext:value-type="string">
            <text:p>ooooonniiiiiiiii</text:p>
          </table:table-cell>
          <table:table-cell table:number-columns-repeated="1637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B8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AB6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AB7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B12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Palette RAM address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C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NC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Low : CPU has palette address bus</text:p>
          </table:table-cell>
          <table:table-cell table:number-columns-repeated="16380"/>
        </table:table-row>
        <table:table-row table:style-name="ro1"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A0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44" calcext:value-type="float">
            <text:p>44</text:p>
          </table:table-cell>
          <table:table-cell table:style-name="ce23" office:value-type="string" calcext:value-type="string">
            <text:p>A2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A3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46" calcext:value-type="float">
            <text:p>46</text:p>
          </table:table-cell>
          <table:table-cell table:style-name="ce23" office:value-type="string" calcext:value-type="string">
            <text:p>A4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A5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48" calcext:value-type="float">
            <text:p>48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A7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A8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/>
          <table:table-cell office:value-type="string" calcext:value-type="string">
            <text:p>iiiiiiiippiiiiiii</text:p>
          </table:table-cell>
          <table:table-cell table:number-columns-repeated="16378"/>
        </table:table-row>
        <table:table-row table:style-name="ro1"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5" office:value-type="string" calcext:value-type="string">
            <text:p>SCOL6</text:p>
          </table:table-cell>
          <table:table-cell table:style-name="ce25" office:value-type="string" calcext:value-type="string">
            <text:p>IN</text:p>
          </table:table-cell>
          <table:table-cell office:value-type="string" calcext:value-type="string">
            <text:p>Scroll layer color</text:p>
          </table:table-cell>
          <table:table-cell table:number-columns-repeated="16380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A10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54" calcext:value-type="float">
            <text:p>54</text:p>
          </table:table-cell>
          <table:table-cell table:style-name="ce23" office:value-type="string" calcext:value-type="string">
            <text:p>A13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A14</text:p>
          </table:table-cell>
          <table:table-cell table:style-name="ce23" office:value-type="string" calcext:value-type="string">
            <text:p>IN</text:p>
          </table:table-cell>
          <table:table-cell table:style-name="ce32" office:value-type="string" calcext:value-type="string">
            <text:p>CPU address</text:p>
          </table:table-cell>
          <table:table-cell table:number-columns-repeated="1638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HSYNC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Video</text:p>
          </table:table-cell>
          <table:table-cell table:number-columns-repeated="16380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D12M</text:p>
          </table:table-cell>
          <table:table-cell table:style-name="ce6" office:value-type="string" calcext:value-type="string">
            <text:p>IN</text:p>
          </table:table-cell>
          <table:table-cell table:style-name="ce15" office:value-type="string" calcext:value-type="string">
            <text:p>Clock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1"/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SCOL0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 table:number-columns-repeated="16380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SCOL1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 table:number-columns-repeated="16380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SCOL2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 table:number-columns-repeated="16380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SCOL3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 table:number-columns-repeated="16380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SCOL4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 table:number-columns-repeated="16380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SCOL5</text:p>
          </table:table-cell>
          <table:table-cell table:style-name="ce9" office:value-type="string" calcext:value-type="string">
            <text:p>IN</text:p>
          </table:table-cell>
          <table:table-cell table:style-name="ce28" office:value-type="string" calcext:value-type="string">
            <text:p>Scroll layer color</text:p>
          </table:table-cell>
          <table:table-cell table:number-columns-repeated="16380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07:20:14.138000000</meta:creation-date>
    <dc:date>2023-10-14T21:31:57.492000000</dc:date>
    <meta:editing-duration>P42DT19H30M4S</meta:editing-duration>
    <meta:editing-cycles>89</meta:editing-cycles>
    <meta:generator>LibreOffice/7.4.1.2$Windows_X86_64 LibreOffice_project/3c58a8f3a960df8bc8fd77b461821e42c061c5f0</meta:generator>
    <meta:document-statistic meta:table-count="1" meta:cell-count="264" meta:object-count="0"/>
  </office:meta>
</office:document-meta>
</file>